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8pt"/>
    </style:style>
    <style:style style:name="P2" style:family="paragraph" style:parent-style-name="Standard">
      <style:paragraph-properties style:line-height-at-least="0.847cm" style:snap-to-layout-grid="false"/>
      <style:text-properties style:font-name="標楷體" fo:font-size="16pt" style:font-name-asian="標楷體" style:font-size-asian="16pt" style:font-name-complex="標楷體" style:font-size-complex="18pt"/>
    </style:style>
    <style:style style:name="P3" style:family="paragraph" style:parent-style-name="Standard">
      <style:paragraph-properties style:line-height-at-least="0.847cm" style:snap-to-layout-grid="false"/>
      <style:text-properties style:font-name="標楷體" fo:font-size="16pt" officeooo:paragraph-rsid="0015cf94" style:font-name-asian="標楷體" style:font-size-asian="16pt" style:font-name-complex="標楷體" style:font-size-complex="18pt"/>
    </style:style>
    <style:style style:name="P4" style:family="paragraph" style:parent-style-name="Standard">
      <style:paragraph-properties style:line-height-at-least="0.847cm" style:snap-to-layout-grid="false"/>
      <style:text-properties style:font-name="標楷體" fo:font-size="16pt" officeooo:paragraph-rsid="002055c2" style:font-name-asian="標楷體" style:font-size-asian="16pt" style:font-name-complex="標楷體" style:font-size-complex="18pt"/>
    </style:style>
    <style:style style:name="P5" style:family="paragraph" style:parent-style-name="Standard">
      <style:paragraph-properties style:line-height-at-least="0.847cm" style:snap-to-layout-grid="false"/>
      <style:text-properties style:font-name="標楷體" fo:font-size="16pt" officeooo:paragraph-rsid="0020bfe7" style:font-name-asian="標楷體" style:font-size-asian="16pt" style:font-name-complex="標楷體" style:font-size-complex="18pt"/>
    </style:style>
    <style:style style:name="P6" style:family="paragraph" style:parent-style-name="Standard">
      <style:text-properties style:font-name="標楷體" fo:font-size="16pt" officeooo:paragraph-rsid="002055c2" style:font-name-asian="標楷體" style:font-size-asian="16pt" style:font-name-complex="標楷體" style:font-size-complex="18pt"/>
    </style:style>
    <style:style style:name="P7" style:family="paragraph" style:parent-style-name="Standard">
      <style:text-properties style:font-name="標楷體" fo:font-size="16pt" officeooo:paragraph-rsid="0020bfe7" style:font-name-asian="標楷體" style:font-size-asian="16pt" style:font-name-complex="標楷體" style:font-size-complex="18pt"/>
    </style:style>
    <style:style style:name="P8" style:family="paragraph" style:parent-style-name="Standard">
      <style:paragraph-properties style:line-height-at-least="0.847cm" style:snap-to-layout-grid="false"/>
      <style:text-properties style:font-name="標楷體" officeooo:paragraph-rsid="002004a1" style:font-name-asian="標楷體" style:font-name-complex="標楷體" style:font-size-complex="18pt"/>
    </style:style>
    <style:style style:name="P9" style:family="paragraph" style:parent-style-name="Standard">
      <style:paragraph-properties style:line-height-at-least="0.847cm" style:snap-to-layout-grid="false"/>
      <style:text-properties style:font-name="標楷體" officeooo:paragraph-rsid="002055c2" style:font-name-asian="標楷體" style:font-name-complex="標楷體" style:font-size-complex="18pt"/>
    </style:style>
    <style:style style:name="P10" style:family="paragraph" style:parent-style-name="Standard">
      <style:paragraph-properties style:line-height-at-least="0.847cm" style:snap-to-layout-grid="false"/>
      <style:text-properties style:font-name="標楷體" officeooo:paragraph-rsid="0020bfe7" style:font-name-asian="標楷體" style:font-name-complex="標楷體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2" style:family="paragraph" style:parent-style-name="Standard">
      <style:paragraph-properties fo:text-align="center" style:justify-single-word="false" fo:break-before="page"/>
      <style:text-properties fo:font-size="24pt" officeooo:paragraph-rsid="002055c2" style:font-size-asian="24pt" style:font-size-complex="24pt"/>
    </style:style>
    <style:style style:name="P13" style:family="paragraph" style:parent-style-name="Standard">
      <style:paragraph-properties fo:text-align="center" style:justify-single-word="false" fo:break-before="page"/>
      <style:text-properties fo:font-size="24pt" officeooo:paragraph-rsid="0020bfe7" style:font-size-asian="24pt" style:font-size-complex="24pt"/>
    </style:style>
    <style:style style:name="P14" style:family="paragraph" style:parent-style-name="Standard">
      <style:text-properties officeooo:paragraph-rsid="0015cf94"/>
    </style:style>
    <style:style style:name="P15" style:family="paragraph" style:parent-style-name="Standard">
      <style:text-properties officeooo:paragraph-rsid="002055c2"/>
    </style:style>
    <style:style style:name="P16" style:family="paragraph" style:parent-style-name="Standard">
      <style:text-properties officeooo:paragraph-rsid="0020bfe7"/>
    </style:style>
    <style:style style:name="P17" style:family="paragraph" style:parent-style-name="Standard">
      <style:paragraph-properties style:line-height-at-least="0.847cm" style:snap-to-layout-grid="false"/>
      <style:text-properties style:font-name="標楷體" fo:font-size="16pt" style:font-name-asian="標楷體" style:font-size-asian="16pt" style:font-name-complex="標楷體" style:font-size-complex="18pt"/>
    </style:style>
    <style:style style:name="P18" style:family="paragraph" style:parent-style-name="Standard">
      <style:paragraph-properties style:line-height-at-least="0.847cm" style:snap-to-layout-grid="false"/>
      <style:text-properties style:font-name="標楷體" fo:font-size="16pt" officeooo:paragraph-rsid="002055c2" style:font-name-asian="標楷體" style:font-size-asian="16pt" style:font-name-complex="標楷體" style:font-size-complex="18pt"/>
    </style:style>
    <style:style style:name="P19" style:family="paragraph" style:parent-style-name="Standard">
      <style:paragraph-properties style:line-height-at-least="0.847cm" style:snap-to-layout-grid="false"/>
      <style:text-properties style:font-name="標楷體" fo:font-size="16pt" officeooo:paragraph-rsid="0020bfe7" style:font-name-asian="標楷體" style:font-size-asian="16pt" style:font-name-complex="標楷體" style:font-size-complex="18pt"/>
    </style:style>
    <style:style style:name="P20" style:family="paragraph" style:parent-style-name="Standard">
      <style:text-properties officeooo:paragraph-rsid="0020c35f"/>
    </style:style>
    <style:style style:name="T1" style:family="text">
      <style:text-properties style:font-name="標楷體" fo:font-size="16pt" style:font-name-asian="標楷體" style:font-size-asian="16pt" style:font-name-complex="標楷體" style:font-size-complex="20pt"/>
    </style:style>
    <style:style style:name="T2" style:family="text">
      <style:text-properties style:font-name="標楷體" fo:font-size="16pt" style:font-name-asian="標楷體" style:font-size-asian="16pt" style:font-name-complex="標楷體" style:font-size-complex="18pt"/>
    </style:style>
    <style:style style:name="T3" style:family="text">
      <style:text-properties style:font-name="標楷體" fo:font-size="16pt" officeooo:rsid="0015cf94" style:font-name-asian="標楷體" style:font-size-asian="16pt" style:font-name-complex="標楷體" style:font-size-complex="18pt"/>
    </style:style>
    <style:style style:name="T4" style:family="text">
      <style:text-properties style:font-name="標楷體" fo:font-size="16pt" style:font-name-asian="標楷體" style:font-size-asian="16pt" style:font-weight-complex="bold"/>
    </style:style>
    <style:style style:name="T5" style:family="text">
      <style:text-properties style:font-name="標楷體" fo:font-size="16pt" style:text-underline-style="none" style:font-name-asian="標楷體" style:font-size-asian="16pt" style:font-name-complex="標楷體" style:font-size-complex="18pt"/>
    </style:style>
    <style:style style:name="T6" style:family="text">
      <style:text-properties fo:font-size="16pt" style:font-name-asian="標楷體" style:font-size-asian="16pt"/>
    </style:style>
    <style:style style:name="T7" style:family="text">
      <style:text-properties fo:font-size="16pt" style:font-size-asian="16pt"/>
    </style:style>
    <style:style style:name="T8" style:family="text">
      <style:text-properties fo:font-size="16pt" style:text-underline-style="none" style:font-size-asian="16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5cf94"/>
    </style:style>
    <style:style style:name="T11" style:family="text">
      <style:text-properties style:use-window-font-color="true" loext:opacity="0%" style:font-name="標楷體" fo:font-size="16pt" fo:language="en" fo:country="US" style:text-underline-style="none" style:letter-kerning="true" style:font-name-asian="標楷體" style:font-size-asian="16pt" style:language-asian="zh" style:country-asian="TW" style:font-name-complex="標楷體" style:font-size-complex="18pt" style:language-complex="ar" style:country-complex="SA"/>
    </style:style>
    <style:style style:name="T12" style:family="text">
      <style:text-properties style:use-window-font-color="true" loext:opacity="0%" style:font-name="標楷體" fo:font-size="16pt" fo:language="en" fo:country="US" style:text-underline-style="none" officeooo:rsid="0020c35f" style:letter-kerning="true" style:font-name-asian="標楷體" style:font-size-asian="16pt" style:language-asian="zh" style:country-asian="TW" style:font-name-complex="標楷體" style:font-size-complex="18pt" style:language-complex="ar" style:country-complex="SA"/>
    </style:style>
    <style:style style:name="T13" style:family="text">
      <style:text-properties style:use-window-font-color="true" loext:opacity="0%" fo:font-size="16pt" fo:language="en" fo:country="US" style:text-underline-style="none" style:letter-kerning="true" style:font-size-asian="16pt" style:language-asian="zh" style:country-asian="TW" style:language-complex="ar" style:country-complex="SA"/>
    </style:style>
    <style:style style:name="T14" style:family="text">
      <style:text-properties officeooo:rsid="0020bf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房屋使用同意書</text:p>
      <text:p text:style-name="Standard"><text:span text:style-name="Strong_20_Emphasis"><text:span text:style-name="T1"/></text:span></text:p>
      <text:p text:style-name="P14"><text:span text:style-name="T11">本人 彭武勳，同意由彭聖</text:span><text:span text:style-name="T5">耀、</text:span><text:span text:style-name="T11">彭武勳、彭姃蓉 共同持有座落於 新竹縣竹東鎮商華里東寧路三段47號 之房屋，予 有奈有限公司 登記為所在地。</text:span></text:p>
      <text:p text:style-name="P14"><text:span text:style-name="T2"/></text:p>
      <text:p text:style-name="P14"><text:span text:style-name="T6">恐口說無憑，特立此書為憑</text:span><text:span text:style-name="T4">，如有虛偽不實，願負法律上責任。</text:span></text:p>
      <text:p text:style-name="P1"/>
      <text:p text:style-name="P8"><text:span text:style-name="T7">立同意書人：</text:span><text:span text:style-name="T8">彭武勳</text:span></text:p>
      <text:p text:style-name="P2">身分證字號：</text:p>
      <text:p text:style-name="P2">住址：</text:p>
      <text:p text:style-name="P1"/>
      <text:p text:style-name="P2">立同意書人：有奈有限公司</text:p>
      <text:p text:style-name="P2">代表人：彭聖耀</text:p>
      <text:p text:style-name="P2">公司統一編號：-</text:p>
      <text:p text:style-name="P3">所在地： <text:span text:style-name="T9">新竹縣竹東鎮商華里東寧路三段</text:span><text:span text:style-name="T10">47號</text:span></text:p>
      <text:p text:style-name="P1"/>
      <text:p text:style-name="P1"/>
      <text:p text:style-name="Standard"><text:span text:style-name="T2">中華民國 </text:span><text:span text:style-name="T3"><text:s/></text:span><text:span text:style-name="T2"><text:s/>年 <text:s text:c="2"/>月 <text:s/></text:span><text:span text:style-name="T3"><text:s/></text:span><text:span text:style-name="T2">日</text:span></text:p>
      <text:p text:style-name="P12">房屋使用同意書</text:p>
      <text:p text:style-name="P15"><text:span text:style-name="Strong_20_Emphasis"><text:span text:style-name="T1"/></text:span></text:p>
      <text:p text:style-name="P20"><text:span text:style-name="T11">本人 彭姃蓉，同意由彭聖</text:span><text:span text:style-name="T5">耀、</text:span><text:span text:style-name="T11">彭武勳、彭姃蓉 共同持有座落於 新竹縣竹東鎮商華里東寧路三段47號 之房屋，予 有奈有限公司 登記為所在地。</text:span></text:p>
      <text:p text:style-name="P15"><text:span text:style-name="T2"/></text:p>
      <text:p text:style-name="P15"><text:span text:style-name="T6">恐口說無憑，特立此書為憑</text:span><text:span text:style-name="T4">，如有虛偽不實，願負法律上責任。</text:span></text:p>
      <text:p text:style-name="P6"/>
      <text:p text:style-name="P9"><text:span text:style-name="T7">立同意書人：</text:span><text:span text:style-name="T13">彭姃蓉</text:span></text:p>
      <text:p text:style-name="P4">身分證字號：</text:p>
      <text:p text:style-name="P4">住址：</text:p>
      <text:p text:style-name="P6"/>
      <text:p text:style-name="P4">立同意書人：有奈有限公司</text:p>
      <text:p text:style-name="P4">代表人：彭聖耀</text:p>
      <text:p text:style-name="P4">公司統一編號：-</text:p>
      <text:p text:style-name="P4">所在地： <text:span text:style-name="T9">新竹縣竹東鎮商華里東寧路三段</text:span><text:span text:style-name="T10">47號</text:span></text:p>
      <text:p text:style-name="P6"/>
      <text:p text:style-name="P6"/>
      <text:p text:style-name="P15"><text:span text:style-name="T2">中華民國 </text:span><text:span text:style-name="T3"><text:s/></text:span><text:span text:style-name="T2"><text:s/>年 <text:s text:c="2"/>月 <text:s/></text:span><text:span text:style-name="T3"><text:s/></text:span><text:span text:style-name="T2">日</text:span></text:p>
      <text:p text:style-name="P13">房屋使用同意書</text:p>
      <text:p text:style-name="P16"><text:span text:style-name="Strong_20_Emphasis"><text:span text:style-name="T1"/></text:span></text:p>
      <text:p text:style-name="P20"><text:span text:style-name="T11">本人 彭聖耀，同意由彭聖</text:span><text:span text:style-name="T5">耀、</text:span><text:span text:style-name="T11">彭武勳、彭姃蓉 共同持有座落於 新竹縣竹東鎮商華里東寧路三段47號 之房屋，予 有奈有限公司 登記為所在地。</text:span></text:p>
      <text:p text:style-name="P16"><text:span text:style-name="T2"/></text:p>
      <text:p text:style-name="P16"><text:span text:style-name="T6">恐口說無憑，特立此書為憑</text:span><text:span text:style-name="T4">，如有虛偽不實，願負法律上責任。</text:span></text:p>
      <text:p text:style-name="P7"/>
      <text:p text:style-name="P10"><text:span text:style-name="T7">立同意書人：</text:span><text:span text:style-name="T13">彭聖耀</text:span></text:p>
      <text:p text:style-name="P5">身分證字號：<text:span text:style-name="T14">A126169836</text:span></text:p>
      <text:p text:style-name="P5">住址：台北市杭州南路一段<text:span text:style-name="T14">23號9樓之6</text:span></text:p>
      <text:p text:style-name="P7"/>
      <text:p text:style-name="P5">立同意書人：有奈有限公司</text:p>
      <text:p text:style-name="P5">代表人：彭聖耀</text:p>
      <text:p text:style-name="P5">公司統一編號：-</text:p>
      <text:p text:style-name="P5">所在地： <text:span text:style-name="T9">新竹縣竹東鎮商華里東寧路三段</text:span><text:span text:style-name="T10">47號</text:span></text:p>
      <text:p text:style-name="P7"/>
      <text:p text:style-name="P7"/>
      <text:p text:style-name="P16"><text:span text:style-name="T2">中華民國 </text:span><text:span text:style-name="T3"><text:s/></text:span><text:span text:style-name="T2"><text:s/>年 <text:s text:c="2"/>月 <text:s/></text:span><text:span text:style-name="T3"><text:s/></text:span><text:span text:style-name="T2">日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script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內文_20__28_Web_29_" style:display-name="內文 (Web)" style:family="paragraph" style:parent-style-name="Standard">
      <style:paragraph-properties fo:margin-top="0.494cm" fo:margin-bottom="0.494cm" style:contextual-spacing="false" fo:orphans="2" fo:widows="2"/>
      <style:text-properties style:font-name="Arial Unicode MS" fo:font-family="'Arial Unicode MS'" style:font-family-generic="swiss" style:font-pitch="variable" style:letter-kerning="fals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預設段落字型" style:family="text"/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使 用 同 意 書</dc:title>
    <dc:subject/>
    <meta:keyword/>
    <dc:description/>
    <meta:initial-creator>moea</meta:initial-creator>
    <meta:creation-date>2008-11-18T19:15:00</meta:creation-date>
    <dc:date>2024-05-03T18:33:14.858000000</dc:date>
    <meta:print-date>2008-06-04T17:02:00</meta:print-date>
    <meta:editing-cycles>13</meta:editing-cycles>
    <meta:editing-duration>PT30M32S</meta:editing-duration>
    <meta:generator>LibreOffice/7.6.6.3$Windows_X86_64 LibreOffice_project/d97b2716a9a4a2ce1391dee1765565ea469b0ae7</meta:generator>
    <meta:document-statistic meta:table-count="0" meta:image-count="0" meta:object-count="0" meta:page-count="3" meta:paragraph-count="33" meta:word-count="520" meta:character-count="584" meta:non-whitespace-character-count="536"/>
  </office:meta>
</office:document-meta>
</file>